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2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100" calcext:value-type="float">
            <text:p>10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U220123456789</text:p>
          </table:table-cell>
          <table:table-cell table:style-name="ce30" office:value-type="float" office:value="2022001557" calcext:value-type="float">
            <text:p>2022001557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150" calcext:value-type="float">
            <text:p>15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V220123456789</text:p>
          </table:table-cell>
          <table:table-cell table:style-name="ce30" office:value-type="float" office:value="2022001558" calcext:value-type="float">
            <text:p>2022001558</text:p>
          </table:table-cell>
          <table:table-cell table:style-name="ce34" office:value-type="float" office:value="150" calcext:value-type="float">
            <text:p>15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200" calcext:value-type="float">
            <text:p>20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W220123456789</text:p>
          </table:table-cell>
          <table:table-cell table:style-name="ce30" office:value-type="float" office:value="2022001549" calcext:value-type="float">
            <text:p>2022001549</text:p>
          </table:table-cell>
          <table:table-cell table:style-name="ce34" office:value-type="float" office:value="200" calcext:value-type="float">
            <text:p>20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300" calcext:value-type="float">
            <text:p>30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X220123456789</text:p>
          </table:table-cell>
          <table:table-cell table:style-name="ce30" office:value-type="float" office:value="2022001550" calcext:value-type="float">
            <text:p>2022001550</text:p>
          </table:table-cell>
          <table:table-cell table:style-name="ce34" office:value-type="float" office:value="300" calcext:value-type="float">
            <text:p>30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350" calcext:value-type="float">
            <text:p>35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Y220123456789</text:p>
          </table:table-cell>
          <table:table-cell table:style-name="ce30" office:value-type="float" office:value="2022001551" calcext:value-type="float">
            <text:p>2022001551</text:p>
          </table:table-cell>
          <table:table-cell table:style-name="ce34" office:value-type="float" office:value="350" calcext:value-type="float">
            <text:p>35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400" calcext:value-type="float">
            <text:p>40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Z220123456789</text:p>
          </table:table-cell>
          <table:table-cell table:style-name="ce30" office:value-type="float" office:value="2022001552" calcext:value-type="float">
            <text:p>2022001552</text:p>
          </table:table-cell>
          <table:table-cell table:style-name="ce34" office:value-type="float" office:value="400" calcext:value-type="float">
            <text:p>40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450" calcext:value-type="float">
            <text:p>45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A220123456789</text:p>
          </table:table-cell>
          <table:table-cell table:style-name="ce30" office:value-type="float" office:value="2022001553" calcext:value-type="float">
            <text:p>2022001553</text:p>
          </table:table-cell>
          <table:table-cell table:style-name="ce34" office:value-type="float" office:value="450" calcext:value-type="float">
            <text:p>45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500" calcext:value-type="float">
            <text:p>50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B220123456789</text:p>
          </table:table-cell>
          <table:table-cell table:style-name="ce30" office:value-type="float" office:value="2022001554" calcext:value-type="float">
            <text:p>2022001554</text:p>
          </table:table-cell>
          <table:table-cell table:style-name="ce34" office:value-type="float" office:value="500" calcext:value-type="float">
            <text:p>50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3" table:number-rows-repeated="1048566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10:37:36.0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3T14:31:27.452000000</dc:date>
    <meta:editing-duration>PT21H2M49S</meta:editing-duration>
    <meta:editing-cycles>95</meta:editing-cycles>
    <meta:printed-by>Eric Brivoal</meta:printed-by>
    <meta:print-date>2022-09-21T10:18:20.653000000</meta:print-date>
    <meta:document-statistic meta:table-count="1" meta:cell-count="118" meta:object-count="0"/>
  </office:meta>
</office:document-meta>
</file>